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8-07-20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8-04-1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8-02-2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7-10-2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7-06-02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7-02-06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6-10-04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6-07-12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6-04-0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6-01-06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5-10-1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5-07-1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5-04-15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5-01-1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10-08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9-09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8-12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7-1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6-10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5-13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4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4-01-08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3-10-1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3-07-1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3-04-24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3-01-09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2-10-0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2-07-1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2-04-2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2-01-11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1-10-05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1-07-07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1-04-0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1-01-1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12-07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10-13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9-1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8-1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7-2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6-02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4-2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10-01-1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9-10-07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9-07-30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9-04-2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9-01-14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8-10-0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8-07-1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8-04-1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8-01-0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7-10-1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7-07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7-04-1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7-01-24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6-10-1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6-07-1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6-04-0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6-01-1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5-10-1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5-07-0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5-04-13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5-01-1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4-10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4-07-2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4-04-22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4-01-1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3-10-2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3-07-16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3-04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3-01-15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2-10-1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2-07-17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2-04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2-01-1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1-09-1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1-07-1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1-05-0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1-03-0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1-01-1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11-15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09-13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06-28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05-10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03-0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2000-01-1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10-2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9-1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8-1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7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6-09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5-12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4-0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3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3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2-11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9-01-15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8-12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98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11121242801</text:p>
          </table:table-cell>
          <table:table-cell office:value-type="string" calcext:value-type="string">
            <text:p>198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1" meta:object-count="0"/>
    <meta:user-defined meta:name="AppVersion">3.0</meta:user-defined>
  </office:meta>
</office:document-meta>
</file>